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kriftforavsnitt" style:family="text">
      <style:text-properties style:font-name="Garamond" fo:font-size="18pt" style:font-size-asian="18pt" fo:language="nb" fo:country="NO"/>
    </style:style>
    <style:style style:name="P3" style:parent-style-name="Normal" style:family="paragraph">
      <style:text-properties style:font-name="Garamond" fo:font-size="24pt" style:font-size-asian="24pt" fo:language="nb" fo:country="NO"/>
    </style:style>
    <style:style style:name="P4" style:parent-style-name="Normal" style:family="paragraph">
      <style:text-properties style:font-name="Garamond" fo:font-size="18pt" style:font-size-asian="18pt" fo:language="nb" fo:country="NO"/>
    </style:style>
    <style:style style:name="P5" style:parent-style-name="Normal" style:family="paragraph">
      <style:text-properties style:font-name="Garamond" fo:font-size="18pt" style:font-size-asian="18pt" fo:language="nb" fo:country="NO"/>
    </style:style>
    <style:style style:name="P6" style:parent-style-name="Normal" style:family="paragraph">
      <style:text-properties style:font-name="Garamond" fo:font-size="18pt" style:font-size-asian="18pt" fo:language="nb" fo:country="NO"/>
    </style:style>
    <style:style style:name="T7" style:parent-style-name="Standardskriftforavsnitt" style:family="text">
      <style:text-properties style:font-name="Garamond" fo:font-size="18pt" style:font-size-asian="18pt" fo:language="nb" fo:country="NO"/>
    </style:style>
    <style:style style:name="P8" style:parent-style-name="Normal" style:family="paragraph">
      <style:paragraph-properties fo:text-align="center"/>
      <style:text-properties style:font-name="Garamond" fo:language="nb" fo:country="NO"/>
    </style:style>
    <style:style style:name="T9" style:parent-style-name="Standardskriftforavsnitt" style:family="text">
      <style:text-properties style:font-name="Garamond" fo:font-size="18pt" style:font-size-asian="18pt" fo:language="nb" fo:country="NO"/>
    </style:style>
    <style:style style:name="T10" style:parent-style-name="Standardskriftforavsnitt" style:family="text">
      <style:text-properties style:font-name="Garamond" fo:font-size="18pt" style:font-size-asian="18pt" fo:language="nb" fo:country="NO"/>
    </style:style>
    <style:style style:name="P11" style:parent-style-name="Normal" style:family="paragraph">
      <style:paragraph-properties fo:text-align="center"/>
      <style:text-properties style:font-name="Garamond" fo:language="nb" fo:country="NO"/>
    </style:style>
    <style:style style:name="P12" style:parent-style-name="Normal" style:family="paragraph">
      <style:paragraph-properties fo:text-align="center"/>
      <style:text-properties style:font-name="Garamond" fo:language="nb" fo:country="NO"/>
    </style:style>
    <style:style style:name="T13" style:parent-style-name="Standardskriftforavsnitt" style:family="text">
      <style:text-properties style:font-name="Garamond" fo:font-size="18pt" style:font-size-asian="18pt" fo:language="nb" fo:country="NO"/>
    </style:style>
    <style:style style:name="T14" style:parent-style-name="Standardskriftforavsnitt" style:family="text">
      <style:text-properties style:font-name="Garamond" fo:font-size="18pt" style:font-size-asian="18pt" fo:language="nb" fo:country="NO"/>
    </style:style>
    <style:style style:name="T15" style:parent-style-name="Standardskriftforavsnitt" style:family="text">
      <style:text-properties style:font-name="Garamond" fo:font-size="18pt" style:font-size-asian="18pt" fo:language="nb" fo:country="NO"/>
    </style:style>
    <style:style style:name="T16" style:parent-style-name="Standardskriftforavsnitt" style:family="text">
      <style:text-properties style:font-name="Garamond" fo:font-size="18pt" style:font-size-asian="18pt" fo:language="nb" fo:country="NO"/>
    </style:style>
    <style:style style:name="T17" style:parent-style-name="Standardskriftforavsnitt" style:family="text">
      <style:text-properties style:font-name="Garamond" fo:font-size="18pt" style:font-size-asian="18pt" fo:language="nb" fo:country="NO"/>
    </style:style>
    <style:style style:name="P18" style:parent-style-name="Normal" style:family="paragraph">
      <style:text-properties style:font-name="Garamond" fo:font-size="18pt" style:font-size-asian="18pt" fo:language="nb" fo:country="NO"/>
    </style:style>
    <style:style style:name="T19" style:parent-style-name="Standardskriftforavsnitt" style:family="text">
      <style:text-properties style:font-name="Garamond" fo:font-size="18pt" style:font-size-asian="18pt" fo:language="nb" fo:country="NO"/>
    </style:style>
    <style:style style:name="P20" style:parent-style-name="Normal" style:family="paragraph">
      <style:paragraph-properties fo:text-align="center"/>
      <style:text-properties style:font-name="Garamond" fo:language="nb" fo:country="NO"/>
    </style:style>
    <style:style style:name="P21" style:parent-style-name="Normal" style:family="paragraph">
      <style:paragraph-properties fo:text-align="center"/>
      <style:text-properties style:font-name="Garamond" fo:language="nb" fo:country="NO"/>
    </style:style>
    <style:style style:name="T22" style:parent-style-name="Standardskriftforavsnitt" style:family="text">
      <style:text-properties style:font-name="Garamond" fo:font-size="18pt" style:font-size-asian="18pt" fo:language="nb" fo:country="NO"/>
    </style:style>
    <style:style style:name="T23" style:parent-style-name="Standardskriftforavsnitt" style:family="text">
      <style:text-properties style:font-name="Garamond" fo:font-size="18pt" style:font-size-asian="18pt" fo:language="nb" fo:country="NO"/>
    </style:style>
    <style:style style:name="T24" style:parent-style-name="Standardskriftforavsnitt" style:family="text">
      <style:text-properties style:font-name="Garamond" fo:font-size="18pt" style:font-size-asian="18pt" fo:language="nb" fo:country="NO"/>
    </style:style>
    <style:style style:name="T25" style:parent-style-name="Standardskriftforavsnitt" style:family="text">
      <style:text-properties style:font-name="Garamond" fo:font-size="18pt" style:font-size-asian="18pt" fo:language="nb" fo:country="NO"/>
    </style:style>
    <style:style style:name="T26" style:parent-style-name="Standardskriftforavsnitt" style:family="text">
      <style:text-properties style:font-name="Garamond" fo:font-size="18pt" style:font-size-asian="18pt" fo:language="nb" fo:country="NO"/>
    </style:style>
    <style:style style:name="T27" style:parent-style-name="Standardskriftforavsnitt" style:family="text">
      <style:text-properties style:font-name="Garamond" fo:font-size="18pt" style:font-size-asian="18pt" fo:language="nb" fo:country="NO"/>
    </style:style>
    <style:style style:name="T28" style:parent-style-name="Standardskriftforavsnitt" style:family="text">
      <style:text-properties style:font-name="Garamond" fo:font-size="18pt" style:font-size-asian="18pt" fo:language="nb" fo:country="NO"/>
    </style:style>
    <style:style style:name="P29" style:parent-style-name="Normal" style:family="paragraph">
      <style:text-properties style:font-name="Garamond" fo:font-size="18pt" style:font-size-asian="18pt" fo:language="nb" fo:country="NO"/>
    </style:style>
    <style:style style:name="P30" style:parent-style-name="Normal" style:family="paragraph">
      <style:text-properties style:font-name="Garamond" fo:font-size="18pt" style:font-size-asian="18pt" fo:language="nb" fo:country="NO"/>
    </style:style>
    <style:style style:name="P31" style:parent-style-name="Normal" style:family="paragraph">
      <style:paragraph-properties fo:margin-left="0.5in">
        <style:tab-stops/>
      </style:paragraph-properties>
    </style:style>
    <style:style style:name="T32" style:parent-style-name="Standardskriftforavsnitt" style:family="text">
      <style:text-properties style:font-name="Garamond" fo:font-size="18pt" style:font-size-asian="18pt" fo:language="nb" fo:country="NO"/>
    </style:style>
    <style:style style:name="T33" style:parent-style-name="Standardskriftforavsnitt" style:family="text">
      <style:text-properties style:font-name="Garamond" fo:font-size="18pt" style:font-size-asian="18pt" fo:language="nb" fo:country="NO"/>
    </style:style>
    <style:style style:name="T34" style:parent-style-name="Standardskriftforavsnitt" style:family="text">
      <style:text-properties style:font-name="Garamond" fo:font-size="18pt" style:font-size-asian="18pt" fo:language="nb" fo:country="NO"/>
    </style:style>
    <style:style style:name="T35" style:parent-style-name="Standardskriftforavsnitt" style:family="text">
      <style:text-properties style:font-name="Garamond" fo:font-size="18pt" style:font-size-asian="18pt" fo:language="nb" fo:country="NO"/>
    </style:style>
    <style:style style:name="T36" style:parent-style-name="Standardskriftforavsnitt" style:family="text">
      <style:text-properties style:font-name="Garamond" fo:font-size="18pt" style:font-size-asian="18pt" fo:language="nb" fo:country="NO"/>
    </style:style>
    <style:style style:name="T37" style:parent-style-name="Standardskriftforavsnitt" style:family="text">
      <style:text-properties style:font-name="Garamond" fo:font-size="18pt" style:font-size-asian="18pt" fo:language="nb" fo:country="NO"/>
    </style:style>
    <style:style style:name="T38" style:parent-style-name="Standardskriftforavsnitt" style:family="text">
      <style:text-properties style:font-name="Garamond" fo:font-size="18pt" style:font-size-asian="18pt" fo:language="nb" fo:country="NO"/>
    </style:style>
    <style:style style:name="T39" style:parent-style-name="Standardskriftforavsnitt" style:family="text">
      <style:text-properties style:font-name="Garamond" fo:font-size="18pt" style:font-size-asian="18pt" fo:language="nb" fo:country="NO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custom-shape svg:x="0in" svg:y="0in" svg:width="6.63403in" svg:height="0.57361in" draw:z-index="251666432" draw:id="id0" draw:style-name="a0" draw:name="Rektangel: avrundede hjørner 5" text:anchor-type="paragraph"><svg:title/><svg:desc/><text:p text:style-name="P3">ORDERS AND STATES DATA STRUCTURE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4"/>
      <text:p text:style-name="P5"/>
      <text:p text:style-name="P6"/>
      <text:p text:style-name="Normal"><text:span text:style-name="T7"><draw:custom-shape svg:x="6.99676in" svg:y="0.00162in" svg:width="1.54167in" svg:height="0.29583in" draw:z-index="251659264" draw:id="id1" draw:style-name="a1" draw:name="Bildeforklaring: linje 1" text:anchor-type="paragraph"><svg:title/><svg:desc/><text:p text:style-name="P8">Elevator 1</text:p><draw:enhanced-geometry draw:path-stretchpoint-x="21600" draw:path-stretchpoint-y="21600" draw:type="non-primitive" svg:viewBox="0 0 21600 21600" draw:enhanced-path="M ?f0 ?f2 L ?f1 ?f2 ?f1 ?f3 ?f0 ?f3 Z N F M ?f9 ?f8 L ?f11 ?f10 N" draw:text-areas="?f0 ?f2 ?f1 ?f3" draw:modifiers="49865 -377 49889 -4583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/text:span><text:span text:style-name="T9">{ [IP-adresse, {State, Floor, Direction, Timestamp}, [Queue]</text:span></text:p>
      <text:p text:style-name="Normal"><text:span text:style-name="T10"><draw:custom-shape svg:x="7.00532in" svg:y="0.01667in" svg:width="1.54167in" svg:height="0.29583in" draw:z-index="251661312" draw:id="id2" draw:style-name="a2" draw:name="Bildeforklaring: linje 2" text:anchor-type="paragraph"><svg:title/><svg:desc/><text:p text:style-name="P11">Elevator<text:s/>2</text:p><text:p text:style-name="P12"/><draw:enhanced-geometry draw:path-stretchpoint-x="21600" draw:path-stretchpoint-y="21600" draw:type="non-primitive" svg:viewBox="0 0 21600 21600" draw:enhanced-path="M ?f0 ?f2 L ?f1 ?f2 ?f1 ?f3 ?f0 ?f3 Z N F M ?f9 ?f8 L ?f11 ?f10 N" draw:text-areas="?f0 ?f2 ?f1 ?f3" draw:modifiers="49865 -377 49889 -4583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/text:span><text:span text:style-name="T13"><text:s text:c="2"/></text:span><text:span text:style-name="T14"><text:s/></text:span><text:span text:style-name="T15">[IP-adresse,<text:s/></text:span><text:span text:style-name="T16">{</text:span><text:span text:style-name="T17">State, Floor, Direction, Timestamp}, [Queue]</text:span></text:p>
      <text:p text:style-name="P18"><text:s text:c="2"/><text:s/>…</text:p>
      <text:p text:style-name="Normal"><text:span text:style-name="T19"><draw:custom-shape svg:x="7.00926in" svg:y="0.02153in" svg:width="1.54167in" svg:height="0.29583in" draw:z-index="251663360" draw:id="id3" draw:style-name="a3" draw:name="Bildeforklaring: linje 3" text:anchor-type="paragraph"><svg:title/><svg:desc/><text:p text:style-name="P20">Elevator<text:s/>3</text:p><text:p text:style-name="P21"/><draw:enhanced-geometry draw:path-stretchpoint-x="21600" draw:path-stretchpoint-y="21600" draw:type="non-primitive" svg:viewBox="0 0 21600 21600" draw:enhanced-path="M ?f0 ?f2 L ?f1 ?f2 ?f1 ?f3 ?f0 ?f3 Z N F M ?f9 ?f8 L ?f11 ?f10 N" draw:text-areas="?f0 ?f2 ?f1 ?f3" draw:modifiers="49865 -377 49889 -4583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/text:span><text:span text:style-name="T22"><text:s text:c="2"/></text:span><text:span text:style-name="T23"><text:s/></text:span><text:span text:style-name="T24">[IP-adresse,<text:s/></text:span><text:span text:style-name="T25">{</text:span><text:span text:style-name="T26">State, Floor, Direction,<text:s/></text:span><text:span text:style-name="T27">Timestamp},<text:s/></text:span><text:span text:style-name="T28">[Queue]}</text:span></text:p>
      <text:p text:style-name="P29">}</text:p>
      <text:p text:style-name="P30">Queue =<text:s/></text:p>
      <text:p text:style-name="P31"><text:span text:style-name="T32">{</text:span><text:span text:style-name="T33">{</text:span><text:span text:style-name="T34">Floor, Direction, Timestamp}, {Floor, Direction, Timestamp}, …</text:span><text:span text:style-name="T35"><text:s/></text:span><text:span text:style-name="T36">,<text:s/></text:span><text:span text:style-name="T37"><text:s text:c="3"/></text:span><text:span text:style-name="T38">{Floor, Direction, Timestamp</text:span><text:span text:style-name="T39">} 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ida Marie Viset</meta:initial-creator>
    <dc:creator>Frida Marie Viset</dc:creator>
    <meta:creation-date>2018-02-03T14:45:00Z</meta:creation-date>
    <dc:date>2018-02-03T15:04:00Z</dc:date>
    <meta:template xlink:href="Normal" xlink:type="simple"/>
    <meta:editing-cycles>1</meta:editing-cycles>
    <meta:editing-duration>PT1140S</meta:editing-duration>
    <meta:document-statistic meta:page-count="1" meta:paragraph-count="1" meta:word-count="46" meta:character-count="311" meta:row-count="2" meta:non-whitespace-character-count="266"/>
  </office:meta>
</office:document-meta>
</file>